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5.821cm" fo:margin-left="0.161cm" fo:margin-right="11.019cm" table:align="margins"/>
    </style:style>
    <style:style style:name="表14.A" style:family="table-column">
      <style:table-column-properties style:column-width="2.845cm" style:rel-column-width="32032*"/>
    </style:style>
    <style:style style:name="表14.B" style:family="table-column">
      <style:table-column-properties style:column-width="2.976cm" style:rel-column-width="33503*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B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8" style:family="paragraph" style:parent-style-name="Table_20_Contents">
      <style:text-properties style:language-asian="ja" style:country-asian="JP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able_20_Contents" style:list-style-name="L2">
      <style:text-properties style:font-name="Arial1" fo:font-size="11pt" style:language-asian="ja" style:country-asian="JP"/>
    </style:style>
    <style:style style:name="P35" style:family="paragraph" style:parent-style-name="Table_20_Contents" style:list-style-name="L3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 style:language-asian="ja" style:country-asian="JP"/>
    </style:style>
    <style:style style:name="P37" style:family="paragraph" style:parent-style-name="Table_20_Contents" style:list-style-name="L4">
      <style:text-properties style:font-name="Arial1" fo:font-size="11pt"/>
    </style:style>
    <style:style style:name="P3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4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5"/>
    <style:style style:name="P5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5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5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2" style:family="paragraph" style:parent-style-name="Text_20_body">
      <style:paragraph-properties fo:margin-top="0cm" fo:margin-bottom="0cm" fo:line-height="179%" style:writing-mode="lr-tb"/>
    </style:style>
    <style:style style:name="P6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4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65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66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7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8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2" fo:font-size="12pt" fo:language="ja" fo:country="JP" fo:font-style="normal" fo:font-weight="normal" fo:background-color="transparent"/>
    </style:style>
    <style:style style:name="T22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4">1</text:p>
          </table:table-cell>
          <table:table-cell table:style-name="表110.A1" office:value-type="string">
            <text:p text:style-name="P24">作業日</text:p>
          </table:table-cell>
          <table:table-cell table:style-name="表110.C1" office:value-type="string">
            <text:p text:style-name="P26">6/14 月曜日</text:p>
          </table:table-cell>
        </table:table-row>
        <table:table-row>
          <table:table-cell table:style-name="表110.A2" office:value-type="string">
            <text:p text:style-name="P24">2</text:p>
          </table:table-cell>
          <table:table-cell table:style-name="表110.A2" office:value-type="string">
            <text:p text:style-name="P24">発注者</text:p>
          </table:table-cell>
          <table:table-cell table:style-name="表110.C2" office:value-type="string">
            <text:p text:style-name="P26">小川電気工事</text:p>
          </table:table-cell>
        </table:table-row>
        <table:table-row>
          <table:table-cell table:style-name="表110.A2" office:value-type="string">
            <text:p text:style-name="P24">3</text:p>
          </table:table-cell>
          <table:table-cell table:style-name="表110.A2" office:value-type="string">
            <text:p text:style-name="P24">工事件名</text:p>
          </table:table-cell>
          <table:table-cell table:style-name="表110.C2" office:value-type="string">
            <text:p text:style-name="P26">国立市富士見台二丁目</text:p>
          </table:table-cell>
        </table:table-row>
        <table:table-row>
          <table:table-cell table:style-name="表110.A2" office:value-type="string">
            <text:p text:style-name="P24">4</text:p>
          </table:table-cell>
          <table:table-cell table:style-name="表110.A2" office:value-type="string">
            <text:p text:style-name="P24">作業時間</text:p>
          </table:table-cell>
          <table:table-cell table:style-name="表110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0.A2" office:value-type="string">
            <text:p text:style-name="P24">5</text:p>
          </table:table-cell>
          <table:table-cell table:style-name="表110.A2" office:value-type="string">
            <text:p text:style-name="P24">備考</text:p>
          </table:table-cell>
          <table:table-cell table:style-name="表1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5">6/25（金）</text:p>
          </table:table-cell>
          <table:table-cell table:style-name="表111.B1" office:value-type="string">
            <text:p text:style-name="P25">6/26（土）</text:p>
          </table:table-cell>
        </table:table-row>
        <table:table-row>
          <table:table-cell table:style-name="表111.A2" office:value-type="string">
            <text:p text:style-name="P23">○</text:p>
          </table:table-cell>
          <table:table-cell table:style-name="表111.B2" office:value-type="string">
            <text:p text:style-name="P23">○</text:p>
          </table:table-cell>
        </table:table-row>
      </table:table>
      <text:p text:style-name="P30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>期間</text:p>
          </table:table-cell>
          <table:table-cell table:style-name="表112.B1" office:value-type="string">
            <text:p text:style-name="P22"><text:s text:c="2"/>2021.6.14(月) ~ 2021.6.20(日)</text:p>
          </table:table-cell>
        </table:table-row>
        <table:table-row>
          <table:table-cell table:style-name="表112.A2" office:value-type="string">
            <text:p text:style-name="P19">合計</text:p>
          </table:table-cell>
          <table:table-cell table:style-name="表112.B2" office:value-type="string">
            <text:p text:style-name="P20"><text:s/>￥93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14(月) ~ 2021.6.2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6">いつもの提出物です。遅くなりました。 </text:p>
      <text:p text:style-name="P17"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4">1</text:p>
          </table:table-cell>
          <table:table-cell table:style-name="表113.A1" office:value-type="string">
            <text:p text:style-name="P24">作業日</text:p>
          </table:table-cell>
          <table:table-cell table:style-name="表113.C1" office:value-type="string">
            <text:p text:style-name="P26">6/24 木曜日</text:p>
          </table:table-cell>
        </table:table-row>
        <table:table-row>
          <table:table-cell table:style-name="表113.A2" office:value-type="string">
            <text:p text:style-name="P24">2</text:p>
          </table:table-cell>
          <table:table-cell table:style-name="表113.A2" office:value-type="string">
            <text:p text:style-name="P24">発注者</text:p>
          </table:table-cell>
          <table:table-cell table:style-name="表113.C2" office:value-type="string">
            <text:p text:style-name="P26">ホクシン設備</text:p>
          </table:table-cell>
        </table:table-row>
        <table:table-row>
          <table:table-cell table:style-name="表113.A2" office:value-type="string">
            <text:p text:style-name="P24">3</text:p>
          </table:table-cell>
          <table:table-cell table:style-name="表113.A2" office:value-type="string">
            <text:p text:style-name="P24">工事件名</text:p>
          </table:table-cell>
          <table:table-cell table:style-name="表113.C2" office:value-type="string">
            <text:p text:style-name="P26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4">4</text:p>
          </table:table-cell>
          <table:table-cell table:style-name="表113.A2" office:value-type="string">
            <text:p text:style-name="P24">作業時間</text:p>
          </table:table-cell>
          <table:table-cell table:style-name="表113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13.A2" office:value-type="string">
            <text:p text:style-name="P24">5</text:p>
          </table:table-cell>
          <table:table-cell table:style-name="表113.A2" office:value-type="string">
            <text:p text:style-name="P24">備考</text:p>
          </table:table-cell>
          <table:table-cell table:style-name="表113.C2" office:value-type="string">
            <text:p text:style-name="P26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5">7/2（金）</text:p>
          </table:table-cell>
          <table:table-cell table:style-name="表114.B1" office:value-type="string">
            <text:p text:style-name="P25">7/3（土）</text:p>
          </table:table-cell>
        </table:table-row>
        <table:table-row>
          <table:table-cell table:style-name="表114.A2" office:value-type="string">
            <text:p text:style-name="P23">○</text:p>
          </table:table-cell>
          <table:table-cell table:style-name="表114.B2" office:value-type="string">
            <text:p text:style-name="P23">○</text:p>
          </table:table-cell>
        </table:table-row>
      </table:table>
      <text:p text:style-name="P30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>期間</text:p>
          </table:table-cell>
          <table:table-cell table:style-name="表115.B1" office:value-type="string">
            <text:p text:style-name="P22"><text:s text:c="2"/>2021.6.21(月) ~ 2021.6.27(日)</text:p>
          </table:table-cell>
        </table:table-row>
        <table:table-row>
          <table:table-cell table:style-name="表115.A2" office:value-type="string">
            <text:p text:style-name="P19">合計</text:p>
          </table:table-cell>
          <table:table-cell table:style-name="表115.B2" office:value-type="string">
            <text:p text:style-name="P20"><text:s/>￥924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1(月) ~ 2021.6.27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4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4">1</text:p>
          </table:table-cell>
          <table:table-cell table:style-name="表1.A1" office:value-type="string">
            <text:p text:style-name="P24">作業日</text:p>
          </table:table-cell>
          <table:table-cell table:style-name="表1.C1" office:value-type="string">
            <text:p text:style-name="P26">7/2 金曜日</text:p>
          </table:table-cell>
        </table:table-row>
        <table:table-row>
          <table:table-cell table:style-name="表1.A2" office:value-type="string">
            <text:p text:style-name="P24">2</text:p>
          </table:table-cell>
          <table:table-cell table:style-name="表1.A2" office:value-type="string">
            <text:p text:style-name="P24">発注者</text:p>
          </table:table-cell>
          <table:table-cell table:style-name="表1.C2" office:value-type="string">
            <text:p text:style-name="P26">扶桑電気</text:p>
          </table:table-cell>
        </table:table-row>
        <table:table-row>
          <table:table-cell table:style-name="表1.A2" office:value-type="string">
            <text:p text:style-name="P24">3</text:p>
          </table:table-cell>
          <table:table-cell table:style-name="表1.A2" office:value-type="string">
            <text:p text:style-name="P24">工事件名</text:p>
          </table:table-cell>
          <table:table-cell table:style-name="表1.C2" office:value-type="string">
            <text:p text:style-name="P26">まごころタウン</text:p>
          </table:table-cell>
        </table:table-row>
        <table:table-row>
          <table:table-cell table:style-name="表1.A2" office:value-type="string">
            <text:p text:style-name="P24">4</text:p>
          </table:table-cell>
          <table:table-cell table:style-name="表1.A2" office:value-type="string">
            <text:p text:style-name="P24">作業時間</text:p>
          </table:table-cell>
          <table:table-cell table:style-name="表1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1.A2" office:value-type="string">
            <text:p text:style-name="P24">5</text:p>
          </table:table-cell>
          <table:table-cell table:style-name="表1.A2" office:value-type="string">
            <text:p text:style-name="P24">備考</text:p>
          </table:table-cell>
          <table:table-cell table:style-name="表1.C2" office:value-type="string">
            <text:p text:style-name="P26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5">7/9（金）</text:p>
          </table:table-cell>
          <table:table-cell table:style-name="表2.B1" office:value-type="string">
            <text:p text:style-name="P25">7/10（土）</text:p>
          </table:table-cell>
        </table:table-row>
        <text:soft-page-break/>
        <table:table-row>
          <table:table-cell table:style-name="表2.A2" office:value-type="string">
            <text:p text:style-name="P23">○</text:p>
          </table:table-cell>
          <table:table-cell table:style-name="表2.B2" office:value-type="string">
            <text:p text:style-name="P23">○</text:p>
          </table:table-cell>
        </table:table-row>
      </table:table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>期間</text:p>
          </table:table-cell>
          <table:table-cell table:style-name="表3.B1" office:value-type="string">
            <text:p text:style-name="P22"><text:s text:c="2"/>2021.6.28(月) ~ 2021.7.4(日)</text:p>
          </table:table-cell>
        </table:table-row>
        <table:table-row>
          <table:table-cell table:style-name="表3.A2" office:value-type="string">
            <text:p text:style-name="P19">合計</text:p>
          </table:table-cell>
          <table:table-cell table:style-name="表3.B2" office:value-type="string">
            <text:p text:style-name="P20"><text:s/>￥1,298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6.28(月) ~ 2021.7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4">1</text:p>
          </table:table-cell>
          <table:table-cell table:style-name="表4.A1" office:value-type="string">
            <text:p text:style-name="P24">作業日</text:p>
          </table:table-cell>
          <table:table-cell table:style-name="表4.C1" office:value-type="string">
            <text:p text:style-name="P26">7/6 火曜日</text:p>
          </table:table-cell>
        </table:table-row>
        <table:table-row>
          <table:table-cell table:style-name="表4.A2" office:value-type="string">
            <text:p text:style-name="P24">2</text:p>
          </table:table-cell>
          <table:table-cell table:style-name="表4.A2" office:value-type="string">
            <text:p text:style-name="P24">発注者</text:p>
          </table:table-cell>
          <table:table-cell table:style-name="表4.C2" office:value-type="string">
            <text:p text:style-name="P26">栗原設備</text:p>
          </table:table-cell>
        </table:table-row>
        <table:table-row>
          <table:table-cell table:style-name="表4.A2" office:value-type="string">
            <text:p text:style-name="P24">3</text:p>
          </table:table-cell>
          <table:table-cell table:style-name="表4.A2" office:value-type="string">
            <text:p text:style-name="P24">工事件名</text:p>
          </table:table-cell>
          <table:table-cell table:style-name="表4.C2" office:value-type="string">
            <text:p text:style-name="P26">芝浦一丁目プロジェクト</text:p>
          </table:table-cell>
        </table:table-row>
        <table:table-row>
          <table:table-cell table:style-name="表4.A2" office:value-type="string">
            <text:p text:style-name="P24">4</text:p>
          </table:table-cell>
          <table:table-cell table:style-name="表4.A2" office:value-type="string">
            <text:p text:style-name="P24">作業時間</text:p>
          </table:table-cell>
          <table:table-cell table:style-name="表4.C2" office:value-type="string">
            <text:p text:style-name="P26">７：４５－１７：００</text:p>
            <text:p text:style-name="P26">（定時）</text:p>
          </table:table-cell>
        </table:table-row>
        <table:table-row>
          <table:table-cell table:style-name="表4.A2" office:value-type="string">
            <text:p text:style-name="P24">5</text:p>
          </table:table-cell>
          <table:table-cell table:style-name="表4.A2" office:value-type="string">
            <text:p text:style-name="P24">備考</text:p>
          </table:table-cell>
          <table:table-cell table:style-name="表4.C2" office:value-type="string">
            <text:p text:style-name="P26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5">7/16（金）</text:p>
          </table:table-cell>
          <table:table-cell table:style-name="表5.B1" office:value-type="string">
            <text:p text:style-name="P25">7/17（土）</text:p>
          </table:table-cell>
        </table:table-row>
        <table:table-row>
          <table:table-cell table:style-name="表5.A2" office:value-type="string">
            <text:p text:style-name="P23">○</text:p>
          </table:table-cell>
          <table:table-cell table:style-name="表5.B2" office:value-type="string">
            <text:p text:style-name="P23">○</text:p>
          </table:table-cell>
        </table:table-row>
      </table:table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期間</text:p>
          </table:table-cell>
          <table:table-cell table:style-name="表6.B1" office:value-type="string">
            <text:p text:style-name="P22"><text:s text:c="2"/>2021.7.5(月) ~ 2021.7.11(日)</text:p>
          </table:table-cell>
        </table:table-row>
        <table:table-row>
          <table:table-cell table:style-name="表6.A2" office:value-type="string">
            <text:p text:style-name="P19">合計</text:p>
          </table:table-cell>
          <table:table-cell table:style-name="表6.B2" office:value-type="string">
            <text:p text:style-name="P20"><text:s/>￥816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5(月) ~ 2021.7.1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4">1</text:p>
          </table:table-cell>
          <table:table-cell table:style-name="表7.A1" office:value-type="string">
            <text:p text:style-name="P24">作業日</text:p>
          </table:table-cell>
          <table:table-cell table:style-name="表7.C1" office:value-type="string">
            <text:p text:style-name="P26">7/12 火曜日</text:p>
          </table:table-cell>
        </table:table-row>
        <table:table-row>
          <table:table-cell table:style-name="表7.A2" office:value-type="string">
            <text:p text:style-name="P24">2</text:p>
          </table:table-cell>
          <table:table-cell table:style-name="表7.A2" office:value-type="string">
            <text:p text:style-name="P24">発注者</text:p>
          </table:table-cell>
          <table:table-cell table:style-name="表7.C2" office:value-type="string">
            <text:p text:style-name="P26">大成温調</text:p>
          </table:table-cell>
        </table:table-row>
        <table:table-row>
          <table:table-cell table:style-name="表7.A2" office:value-type="string">
            <text:p text:style-name="P24">3</text:p>
          </table:table-cell>
          <table:table-cell table:style-name="表7.A2" office:value-type="string">
            <text:p text:style-name="P24">工事件名</text:p>
          </table:table-cell>
          <table:table-cell table:style-name="表7.C2" office:value-type="string">
            <text:p text:style-name="P26">湘南総合病院</text:p>
          </table:table-cell>
        </table:table-row>
        <table:table-row>
          <table:table-cell table:style-name="表7.A2" office:value-type="string">
            <text:p text:style-name="P24">4</text:p>
          </table:table-cell>
          <table:table-cell table:style-name="表7.A2" office:value-type="string">
            <text:p text:style-name="P24">作業時間</text:p>
          </table:table-cell>
          <table:table-cell table:style-name="表7.C2" office:value-type="string">
            <text:p text:style-name="P26">８：００－１７：００</text:p>
            <text:p text:style-name="P26">（定時）</text:p>
          </table:table-cell>
        </table:table-row>
        <table:table-row>
          <table:table-cell table:style-name="表7.A2" office:value-type="string">
            <text:p text:style-name="P24">5</text:p>
          </table:table-cell>
          <table:table-cell table:style-name="表7.A2" office:value-type="string">
            <text:p text:style-name="P24">備考</text:p>
          </table:table-cell>
          <table:table-cell table:style-name="表7.C2" office:value-type="string">
            <text:p text:style-name="P26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5">7/23（金）</text:p>
          </table:table-cell>
          <table:table-cell table:style-name="表8.B1" office:value-type="string">
            <text:p text:style-name="P25">7/24（土）</text:p>
          </table:table-cell>
        </table:table-row>
        <table:table-row>
          <table:table-cell table:style-name="表8.A2" office:value-type="string">
            <text:p text:style-name="P23">○</text:p>
          </table:table-cell>
          <table:table-cell table:style-name="表8.B2" office:value-type="string">
            <text:p text:style-name="P23">○</text:p>
          </table:table-cell>
        </table:table-row>
      </table:table>
      <text:p text:style-name="P30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期間</text:p>
          </table:table-cell>
          <table:table-cell table:style-name="表9.B1" office:value-type="string">
            <text:p text:style-name="P22"><text:s text:c="2"/>2021.7.12(月) ~ 2021.7.18(日)</text:p>
          </table:table-cell>
        </table:table-row>
        <table:table-row>
          <table:table-cell table:style-name="表9.A2" office:value-type="string">
            <text:p text:style-name="P19">合計</text:p>
          </table:table-cell>
          <table:table-cell table:style-name="表9.B2" office:value-type="string">
            <text:p text:style-name="P20"><text:s/>￥2,01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12(月) ~ 2021.7.1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4">1</text:p>
          </table:table-cell>
          <table:table-cell table:style-name="表10.A1" office:value-type="string">
            <text:p text:style-name="P24">作業日</text:p>
          </table:table-cell>
          <table:table-cell table:style-name="表10.C1" office:value-type="string">
            <text:p text:style-name="P26">7/21 木曜日</text:p>
          </table:table-cell>
        </table:table-row>
        <table:table-row>
          <table:table-cell table:style-name="表10.A2" office:value-type="string">
            <text:p text:style-name="P24">2</text:p>
          </table:table-cell>
          <table:table-cell table:style-name="表10.A2" office:value-type="string">
            <text:p text:style-name="P24">発注者</text:p>
          </table:table-cell>
          <table:table-cell table:style-name="表10.C2" office:value-type="string">
            <text:p text:style-name="P26">三位電気</text:p>
          </table:table-cell>
        </table:table-row>
        <table:table-row>
          <table:table-cell table:style-name="表10.A2" office:value-type="string">
            <text:p text:style-name="P24">3</text:p>
          </table:table-cell>
          <table:table-cell table:style-name="表10.A2" office:value-type="string">
            <text:p text:style-name="P24">工事件名</text:p>
          </table:table-cell>
          <table:table-cell table:style-name="表10.C2" office:value-type="string">
            <text:p text:style-name="P26">国立倉庫建替計画</text:p>
          </table:table-cell>
        </table:table-row>
        <table:table-row>
          <table:table-cell table:style-name="表10.A2" office:value-type="string">
            <text:p text:style-name="P24">4</text:p>
          </table:table-cell>
          <table:table-cell table:style-name="表10.A2" office:value-type="string">
            <text:p text:style-name="P24">作業時間</text:p>
          </table:table-cell>
          <table:table-cell table:style-name="表10.C2" office:value-type="string">
            <text:p text:style-name="P26">７：３０－１４：５０</text:p>
            <text:p text:style-name="P26">（実際の終了時刻が、上記）</text:p>
          </table:table-cell>
        </table:table-row>
        <table:table-row>
          <table:table-cell table:style-name="表10.A2" office:value-type="string">
            <text:p text:style-name="P24">5</text:p>
          </table:table-cell>
          <table:table-cell table:style-name="表10.A2" office:value-type="string">
            <text:p text:style-name="P24">備考</text:p>
          </table:table-cell>
          <table:table-cell table:style-name="表10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46">来週は、キャンプの手伝いに行きます。休み希望であります。</text:p>
      <text:p text:style-name="P46">月・火、土・日、と、神奈川の山北町というところに行きます。</text:p>
      <text:p text:style-name="P46"><text:soft-page-break/>大きめの１軒屋があります。１４～５人が来て、炊事などやります。</text:p>
      <text:p text:style-name="P46">デルタ株で、胸が重いです。行ってきます。</text:p>
      <text:p text:style-name="P46">（その次の週、8/2月 – 8/8日 は、勤務希望です。）</text:p>
      <text:p text:style-name="P30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1">期間</text:p>
          </table:table-cell>
          <table:table-cell table:style-name="表12.B1" office:value-type="string">
            <text:p text:style-name="P22"><text:s text:c="2"/>2021.7.19(月) ~ 2021.7.25(日)</text:p>
          </table:table-cell>
        </table:table-row>
        <table:table-row>
          <table:table-cell table:style-name="表12.A2" office:value-type="string">
            <text:p text:style-name="P19">合計</text:p>
          </table:table-cell>
          <table:table-cell table:style-name="表12.B2" office:value-type="string">
            <text:p text:style-name="P20"><text:s/>￥930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19(月) ~ 2021.7.25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56">写真左上の隅、石垣の上、にび色の樽のようなもの。が、ドラム缶風呂です。私が、缶の下に薪をくべて、沸かします。</text:p>
      <text:p text:style-name="P65"><text:span text:style-name="T22">ドラム缶の向こうに、一軒家が建ってます。その写真は、今回は撮り忘れました。埋め合わせに、去年撮った写真、添付します（</text:span><text:span text:style-name="T21">19.54.jpg</text:span><text:span text:style-name="T22">）。</text:span></text:p>
      <text:p text:style-name="P16">先の写真、手前は、敷地の前を流れる小川です。泡立ちの部分。ちょっとした滝の、滝口です。<text:span text:style-name="T20">）</text:span></text:p>
      <text:p text:style-name="P15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5">8/6（金）</text:p>
          </table:table-cell>
          <table:table-cell table:style-name="表13.B1" office:value-type="string">
            <text:p text:style-name="P25">8/7（土）</text:p>
          </table:table-cell>
        </table:table-row>
        <table:table-row>
          <table:table-cell table:style-name="表13.A2" office:value-type="string">
            <text:p text:style-name="P23">○</text:p>
          </table:table-cell>
          <table:table-cell table:style-name="表13.B2" office:value-type="string">
            <text:p text:style-name="P23">○</text:p>
          </table:table-cell>
        </table:table-row>
      </table:table>
      <text:p text:style-name="P48"/>
      <text:p text:style-name="P11">---------------------</text:p>
      <text:p text:style-name="P12">【作業員　岩淵謙 / 勤務希望日連絡】 2021.8.2(月) ~ 2021.8.8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<text:soft-page-break/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4">1</text:p>
          </table:table-cell>
          <table:table-cell table:style-name="表11.A1" office:value-type="string">
            <text:p text:style-name="P24">作業日</text:p>
          </table:table-cell>
          <table:table-cell table:style-name="表11.C1" office:value-type="string">
            <text:p text:style-name="P26">7/XX XX曜日</text:p>
          </table:table-cell>
        </table:table-row>
        <table:table-row>
          <table:table-cell table:style-name="表11.A2" office:value-type="string">
            <text:p text:style-name="P24">2</text:p>
          </table:table-cell>
          <table:table-cell table:style-name="表11.A2" office:value-type="string">
            <text:p text:style-name="P24">発注者</text:p>
          </table:table-cell>
          <table:table-cell table:style-name="表11.C2" office:value-type="string">
            <text:p text:style-name="P26">XXX（XXX）</text:p>
          </table:table-cell>
        </table:table-row>
        <table:table-row>
          <table:table-cell table:style-name="表11.A2" office:value-type="string">
            <text:p text:style-name="P24">3</text:p>
          </table:table-cell>
          <table:table-cell table:style-name="表11.A2" office:value-type="string">
            <text:p text:style-name="P24">工事件名</text:p>
          </table:table-cell>
          <table:table-cell table:style-name="表11.C2" office:value-type="string">
            <text:p text:style-name="P26">XXX</text:p>
          </table:table-cell>
        </table:table-row>
        <table:table-row>
          <table:table-cell table:style-name="表11.A2" office:value-type="string">
            <text:p text:style-name="P24">4</text:p>
          </table:table-cell>
          <table:table-cell table:style-name="表11.A2" office:value-type="string">
            <text:p text:style-name="P24">作業時間</text:p>
          </table:table-cell>
          <table:table-cell table:style-name="表11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11.A2" office:value-type="string">
            <text:p text:style-name="P24">5</text:p>
          </table:table-cell>
          <table:table-cell table:style-name="表11.A2" office:value-type="string">
            <text:p text:style-name="P24">備考</text:p>
          </table:table-cell>
          <table:table-cell table:style-name="表11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5">7/XX（金）</text:p>
          </table:table-cell>
          <table:table-cell table:style-name="表14.B1" office:value-type="string">
            <text:p text:style-name="P25">7/XX（土）</text:p>
          </table:table-cell>
        </table:table-row>
        <table:table-row>
          <table:table-cell table:style-name="表14.A2" office:value-type="string">
            <text:p text:style-name="P23">○</text:p>
          </table:table-cell>
          <table:table-cell table:style-name="表14.B2" office:value-type="string">
            <text:p text:style-name="P23">○</text:p>
          </table:table-cell>
        </table:table-row>
      </table:table>
      <text:p text:style-name="P30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1">期間</text:p>
          </table:table-cell>
          <table:table-cell table:style-name="表15.B1" office:value-type="string">
            <text:p text:style-name="P22"><text:s text:c="2"/>2021.7.XX(月) ~ 2021.7.XX(日)</text:p>
          </table:table-cell>
        </table:table-row>
        <table:table-row>
          <table:table-cell table:style-name="表15.A2" office:value-type="string">
            <text:p text:style-name="P19">合計</text:p>
          </table:table-cell>
          <table:table-cell table:style-name="表15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4">1</text:p>
          </table:table-cell>
          <table:table-cell table:style-name="表36.A1" office:value-type="string">
            <text:p text:style-name="P24">作業日</text:p>
          </table:table-cell>
          <table:table-cell table:style-name="表36.C1" office:value-type="string">
            <text:p text:style-name="P26">7/XX XX曜日</text:p>
          </table:table-cell>
        </table:table-row>
        <table:table-row>
          <table:table-cell table:style-name="表36.A2" office:value-type="string">
            <text:p text:style-name="P24">2</text:p>
          </table:table-cell>
          <table:table-cell table:style-name="表36.A2" office:value-type="string">
            <text:p text:style-name="P24">発注者</text:p>
          </table:table-cell>
          <table:table-cell table:style-name="表36.C2" office:value-type="string">
            <text:p text:style-name="P26">XXX（XXX）</text:p>
          </table:table-cell>
        </table:table-row>
        <table:table-row>
          <table:table-cell table:style-name="表36.A2" office:value-type="string">
            <text:p text:style-name="P24">3</text:p>
          </table:table-cell>
          <table:table-cell table:style-name="表36.A2" office:value-type="string">
            <text:p text:style-name="P24">工事件名</text:p>
          </table:table-cell>
          <table:table-cell table:style-name="表36.C2" office:value-type="string">
            <text:p text:style-name="P26">XXX</text:p>
          </table:table-cell>
        </table:table-row>
        <table:table-row>
          <table:table-cell table:style-name="表36.A2" office:value-type="string">
            <text:p text:style-name="P24">4</text:p>
          </table:table-cell>
          <table:table-cell table:style-name="表36.A2" office:value-type="string">
            <text:p text:style-name="P24">作業時間</text:p>
          </table:table-cell>
          <table:table-cell table:style-name="表36.C2" office:value-type="string">
            <text:p text:style-name="P26">８：００－XX：００</text:p>
            <text:p text:style-name="P26">（定時）</text:p>
          </table:table-cell>
        </table:table-row>
        <table:table-row>
          <table:table-cell table:style-name="表36.A2" office:value-type="string">
            <text:p text:style-name="P24">5</text:p>
          </table:table-cell>
          <table:table-cell table:style-name="表36.A2" office:value-type="string">
            <text:p text:style-name="P24">備考</text:p>
          </table:table-cell>
          <table:table-cell table:style-name="表36.C2" office:value-type="string">
            <text:p text:style-name="P26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5">7/XX（金）</text:p>
          </table:table-cell>
          <table:table-cell table:style-name="表38.B1" office:value-type="string">
            <text:p text:style-name="P25">7/XX（土）</text:p>
          </table:table-cell>
        </table:table-row>
        <table:table-row>
          <table:table-cell table:style-name="表38.A2" office:value-type="string">
            <text:p text:style-name="P23">○</text:p>
          </table:table-cell>
          <table:table-cell table:style-name="表38.B2" office:value-type="string">
            <text:p text:style-name="P23">○</text:p>
          </table:table-cell>
        </table:table-row>
      </table:table>
      <text:p text:style-name="P30"><text:soft-page-break/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1">期間</text:p>
          </table:table-cell>
          <table:table-cell table:style-name="表39.B1" office:value-type="string">
            <text:p text:style-name="P22"><text:s text:c="2"/>2021.7.XX(月) ~ 2021.7.XX(日)</text:p>
          </table:table-cell>
        </table:table-row>
        <table:table-row>
          <table:table-cell table:style-name="表39.A2" office:value-type="string">
            <text:p text:style-name="P19">合計</text:p>
          </table:table-cell>
          <table:table-cell table:style-name="表39.B2" office:value-type="string">
            <text:p text:style-name="P20"><text:s/>￥XXX 円</text:p>
          </table:table-cell>
        </table:table-row>
      </table:table>
      <text:p text:style-name="P33"/>
      <text:p text:style-name="P11">---------------------</text:p>
      <text:p text:style-name="P12">【作業員　岩淵謙 / 日報連絡、他】 2021.7.XX(月) ~ 2021.7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8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8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8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8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8">８：００－１７：００</text:p>
            <text:p text:style-name="P18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8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715837103518555994" text:style-name="L1">
        <text:list-item>
          <text:p text:style-name="P51"><text:soft-page-break/>image file</text:p>
          <text:list>
            <text:list-item>
              <text:p text:style-name="P51">copy to : C:\WORKS_2\WS\WS_Others\towa_corpo</text:p>
            </text:list-item>
            <text:list-item>
              <text:p text:style-name="P51">change → file name</text:p>
            </text:list-item>
            <text:list-item>
              <text:p text:style-name="P51">DUP</text:p>
            </text:list-item>
            <text:list-item>
              <text:p text:style-name="P51">open the orig with paint</text:p>
            </text:list-item>
            <text:list-item>
              <text:p text:style-name="P51">change size → 25 % (<office:annotation office:name="__Annotation__14902_534617985"><dc:creator>iwabuchi ken</dc:creator><dc:date>2020-02-03T15:01:30.42</dc:date><text:p text:style-name="P69"><text:span text:style-name="T23">680 ==&gt; about</text:span></text:p></office:annotation>40 %, 680KB~<office:annotation-end office:name="__Annotation__14902_534617985"/>)</text:p>
            </text:list-item>
            <text:list-item>
              <text:p text:style-name="P51">close paint</text:p>
            </text:list-item>
          </text:list>
        </text:list-item>
        <text:list-item>
          <text:p text:style-name="P52">email<text:span text:style-name="T16"> </text:span><text:span text:style-name="T15">###</text:span></text:p>
          <text:list>
            <text:list-item>
              <text:p text:style-name="P52">C – N (new mail)</text:p>
            </text:list-item>
            <text:list-item>
              <text:p text:style-name="P52">attach image file</text:p>
            </text:list-item>
            <text:list-item>
              <text:p text:style-name="P52">open in-mail image file</text:p>
            </text:list-item>
            <text:list-item>
              <text:p text:style-name="P52">validate</text:p>
              <text:list>
                <text:list-item>
                  <text:p text:style-name="P52">終了時刻</text:p>
                </text:list-item>
                <text:list-item>
                  <text:p text:style-name="P52">職長サイン</text:p>
                </text:list-item>
              </text:list>
            </text:list-item>
          </text:list>
        </text:list-item>
        <text:list-item>
          <text:p text:style-name="P51">doc</text:p>
          <text:list>
            <text:list-item>
              <text:p text:style-name="P51">prev lines → DUP</text:p>
            </text:list-item>
            <text:list-item>
              <text:p text:style-name="P51">enter data</text:p>
              <text:list>
                <text:list-item>
                  <text:p text:style-name="P52">作業について</text:p>
                  <text:list>
                    <text:list-item>
                      <text:p text:style-name="P51">作業日</text:p>
                    </text:list-item>
                    <text:list-item>
                      <text:p text:style-name="P51">発注者</text:p>
                    </text:list-item>
                    <text:list-item>
                      <text:p text:style-name="P51">工事件名</text:p>
                    </text:list-item>
                    <text:list-item>
                      <text:p text:style-name="P52">作業時間</text:p>
                    </text:list-item>
                  </text:list>
                </text:list-item>
                <text:list-item>
                  <text:p text:style-name="P52">タイトル文字列</text:p>
                </text:list-item>
              </text:list>
            </text:list-item>
          </text:list>
        </text:list-item>
        <text:list-item>
          <text:p text:style-name="P67">email</text:p>
          <text:list>
            <text:list-item>
              <text:p text:style-name="P67">C/P</text:p>
              <text:list>
                <text:list-item>
                  <text:p text:style-name="P68"><text:soft-page-break/>本文</text:p>
                </text:list-item>
                <text:list-item>
                  <text:p text:style-name="P67">subject</text:p>
                </text:list-item>
              </text:list>
            </text:list-item>
            <text:list-item>
              <text:p text:style-name="P67">validate</text:p>
              <text:list>
                <text:list-item>
                  <text:p text:style-name="P51">作業日</text:p>
                </text:list-item>
                <text:list-item>
                  <text:p text:style-name="P51">発注者</text:p>
                </text:list-item>
                <text:list-item>
                  <text:p text:style-name="P51">工事件名</text:p>
                </text:list-item>
                <text:list-item>
                  <text:p text:style-name="P52">作業時間</text:p>
                </text:list-item>
              </text:list>
            </text:list-item>
            <text:list-item>
              <text:p text:style-name="P68">F6 (“To”) → “yoko” &gt; Ret</text:p>
            </text:list-item>
            <text:list-item>
              <text:p text:style-name="P68">C – Ret (send)</text:p>
            </text:list-item>
            <text:list-item>
              <text:p text:style-name="P68">review → sent mail</text:p>
              <text:list>
                <text:list-item>
                  <text:p text:style-name="P68">送信先</text:p>
                </text:list-item>
                <text:list-item>
                  <text:p text:style-name="P68">日付</text:p>
                  <text:list>
                    <text:list-item>
                      <text:p text:style-name="P68">日報に書いた日付</text:p>
                    </text:list-item>
                    <text:list-item>
                      <text:p text:style-name="P68">メールの「件名」の日付（日報のそれと同じか？）</text:p>
                    </text:list-item>
                  </text:list>
                </text:list-item>
                <text:list-item>
                  <text:p text:style-name="P68">サイン</text:p>
                  <text:list>
                    <text:list-item>
                      <text:p text:style-name="P68">職長</text:p>
                    </text:list-item>
                    <text:list-item>
                      <text:p text:style-name="P68">発注者</text:p>
                    </text:list-item>
                  </text:list>
                </text:list-item>
                <text:list-item>
                  <text:p text:style-name="P68">時間</text:p>
                  <text:list>
                    <text:list-item>
                      <text:p text:style-name="P68">開始</text:p>
                    </text:list-item>
                    <text:list-item>
                      <text:p text:style-name="P68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doc</text:p>
          <text:list>
            <text:list-item>
              <text:p text:style-name="P68">move → “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4">日報）</text:span></text:p>
            <text:list xml:id="list7726232171432354235" text:style-name="L2">
              <text:list-item>
                <text:p text:style-name="P34"><text:soft-page-break/>copy</text:p>
                <text:list>
                  <text:list-item>
                    <text:p text:style-name="P34">from C:\WORKS_2\WS\WS_Cake_IFM11\iphone_to_upload</text:p>
                  </text:list-item>
                  <text:list-item>
                    <text:p text:style-name="P34">to <text:s/>==&gt; C:\WORKS_2\WS\WS_Others\towa_corpo</text:p>
                  </text:list-item>
                </text:list>
              </text:list-item>
              <text:list-item>
                <text:p text:style-name="P34">name ==&gt; change</text:p>
                <text:list>
                  <text:list-item>
                    <text:p text:style-name="P34">【作業員　岩淵謙 <text:s/>日報連絡】 2020.7.4.土 2020.7.6.月.jpg</text:p>
                  </text:list-item>
                </text:list>
              </text:list-item>
              <text:list-item>
                <text:p text:style-name="P34">open file (f1)</text:p>
              </text:list-item>
              <text:list-item>
                <text:p text:style-name="P34">DUP</text:p>
              </text:list-item>
              <text:list-item>
                <text:p text:style-name="P34">f1 ==&gt; paint</text:p>
              </text:list-item>
              <text:list-item>
                <text:p text:style-name="P34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8504627424859088039" text:style-name="L3">
              <text:list-item>
                <text:p text:style-name="P35">DUP : 交通費請求書.用紙.orig.jpg</text:p>
              </text:list-item>
              <text:list-item>
                <text:p text:style-name="P35">name ==&gt; change : 【作業員　岩淵謙 <text:s/>交通費請求書】 2020.7.6(月) ~ 2020.7.12(日).jpg</text:p>
              </text:list-item>
              <text:list-item>
                <text:p text:style-name="P35">open file</text:p>
              </text:list-item>
              <text:list-item>
                <text:p text:style-name="P35">M – o &gt; ↓ &gt; Ret (paint)</text:p>
              </text:list-item>
              <text:list-item>
                <text:p text:style-name="P35">入力</text:p>
              </text:list-item>
              <text:list-item>
                <text:p text:style-name="P35">DUP</text:p>
              </text:list-item>
              <text:list-item>
                <text:p text:style-name="P35">M – o &gt; “70” &gt; Ret (size change)</text:p>
              </text:list-item>
              <text:list-item>
                <text:p text:style-name="P3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5421269142057117571" text:style-name="L4">
              <text:list-item>
                <text:p text:style-name="P37">start mailer</text:p>
              </text:list-item>
              <text:list-item>
                <text:p text:style-name="P37">new mail</text:p>
              </text:list-item>
              <text:list-item>
                <text:p text:style-name="P37">C – S – a &gt; choose file &gt; Ret (append)</text:p>
              </text:list-item>
              <text:list-item>
                <text:p text:style-name="P37">open ==&gt; appended files (<text:span text:style-name="T14">日報、交通費)</text:span></text:p>
              </text:list-item>
              <text:list-item>
                <text:p text:style-name="P36">C/P</text:p>
                <text:list>
                  <text:list-item>
                    <text:p text:style-name="P36">本文</text:p>
                  </text:list-item>
                  <text:list-item>
                    <text:p text:style-name="P36">タイトル</text:p>
                  </text:list-item>
                </text:list>
              </text:list-item>
              <text:list-item>
                <text:p text:style-name="P36">“send” : “yoko” &gt; Ret (autofill)</text:p>
              </text:list-item>
              <text:list-item>
                <text:p text:style-name="P36">validate</text:p>
                <text:list>
                  <text:list-item>
                    <text:p text:style-name="P36">append ==&gt; 2 files</text:p>
                  </text:list-item>
                  <text:list-item>
                    <text:p text:style-name="P36">subject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6">C – Ret (send)</text:p>
              </text:list-item>
              <text:list-item>
                <text:p text:style-name="P36">validate</text:p>
                <text:list>
                  <text:list-item>
                    <text:p text:style-name="P36">attached files</text:p>
                  </text:list-item>
                  <text:list-item>
                    <text:p text:style-name="P36">宛先</text:p>
                  </text:list-item>
                  <text:list-item>
                    <text:p text:style-name="P36">タイトル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</text:p>
                      </text:list-item>
                    </text:list>
                  </text:list-item>
                  <text:list-item>
                    <text:p text:style-name="P36">本文</text:p>
                    <text:list>
                      <text:list-item>
                        <text:p text:style-name="P36">送るものについての文。</text:p>
                      </text:list-item>
                      <text:list-item>
                        <text:p text:style-name="P3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1"><text:soft-page-break/>-------------------------------------------------------- [STEPS : closing] 20200912_182844</text:p>
      <text:list xml:id="list8877198871660889850" text:style-name="L5">
        <text:list-item>
          <text:p text:style-name="P49">close</text:p>
          <text:list>
            <text:list-item>
              <text:p text:style-name="P49">image files</text:p>
            </text:list-item>
            <text:list-item>
              <text:p text:style-name="P49">folders</text:p>
            </text:list-item>
            <text:list-item>
              <text:p text:style-name="P49">apps</text:p>
              <text:list>
                <text:list-item>
                  <text:p text:style-name="P49">paint</text:p>
                </text:list-item>
                <text:list-item>
                  <text:p text:style-name="P49">mailer</text:p>
                </text:list-item>
              </text:list>
            </text:list-item>
          </text:list>
        </text:list-item>
        <text:list-item>
          <text:p text:style-name="P49">validate</text:p>
          <text:list>
            <text:list-item>
              <text:p text:style-name="P49">mail ==&gt; move to “sent” box</text:p>
            </text:list-item>
          </text:list>
        </text:list-item>
        <text:list-item>
          <text:p text:style-name="P49">prep next</text:p>
          <text:list>
            <text:list-item>
              <text:p text:style-name="P50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7-30T16:26:31.62</dc:date>
    <dc:creator>iwabuchi ken</dc:creator>
    <meta:editing-duration>P1DT16H24M2S</meta:editing-duration>
    <meta:editing-cycles>234</meta:editing-cycles>
    <meta:generator>OpenOffice/4.1.3$Win32 OpenOffice.org_project/413m1$Build-9783</meta:generator>
    <meta:document-statistic meta:table-count="26" meta:image-count="0" meta:object-count="0" meta:page-count="11" meta:paragraph-count="435" meta:word-count="2610" meta:character-count="5915"/>
  </office:meta>
</office:document-meta>
</file>